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LoaderManagerImpl.addDirectory( File directory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lassLoaderManagerImpl.reinstanti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assLoaderManagerImpl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assLoaderManagerImpl.loadClass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LoaderManagerImpl.ClassLoaderManager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